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c0c0c0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2cm" draw:marker-start-width="0.5cm" draw:marker-end-width="0.5cm" draw:fill-color="#83caff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2cm" draw:marker-start-width="0.5cm" draw:marker-end-width="0.5cm" draw:fill="solid" draw:fill-color="#ffd32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1cm" draw:marker-start-width="0.35cm" draw:marker-end-width="0.35cm" draw:fill-color="#83caff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36pt" style:font-size-asian="36pt" style:font-size-complex="42pt"/>
    </style:style>
    <style:style style:name="P2" style:family="paragraph">
      <style:paragraph-properties fo:text-align="center"/>
      <style:text-properties fo:font-size="36pt" style:font-size-asian="36pt" style:font-size-complex="4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6pt" style:font-size-asian="36pt" style:font-size-complex="4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size-complex="42pt"/>
    </style:style>
    <style:style style:name="T3" style:family="text">
      <style:text-properties fo:font-family="OpenSymbol" style:font-style-name="Regular" style:font-pitch="variable" style:font-charset="x-symbol" fo:font-size="36pt" style:font-family-asian="OpenSymbol" style:font-style-name-asian="Regular" style:font-pitch-asian="variable" style:font-charset-asian="x-symbol" style:font-size-asian="36pt" style:font-family-complex="OpenSymbol" style:font-style-name-complex="Regular" style:font-pitch-complex="variable" style:font-charset-complex="x-symbol" style:font-size-complex="42pt"/>
    </style:style>
    <style:style style:name="T4" style:family="text">
      <style:text-properties fo:font-family="'Nimbus Sans L'" style:font-style-name="Regular" style:font-family-generic="swiss" style:font-pitch="variable" fo:font-size="36pt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42pt"/>
    </style:style>
    <style:style style:name="T5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.51cm" svg:height="1.579cm" svg:x="18.19cm" svg:y="8.6cm">
          <text:p text:style-name="P1">/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09cm" svg:height="1.579cm" svg:x="8.753cm" svg:y="8.548cm">
          <text:p/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509cm" svg:height="1.579cm" svg:x="6.865cm" svg:y="6.573cm">
          <text:p text:style-name="P3"><text:span text:style-name="T1">z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79cm" svg:x="10.638cm" svg:y="6.573cm">
          <text:p text:style-name="P3"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1.51cm" svg:height="1.579cm" svg:x="10.638cm" svg:y="8.548cm">
          <text:p text:style-name="P3"><text:span text:style-name="T3">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2.543cm" svg:y="4.6cm">
          <text:p text:style-name="P3"><text:span text:style-name="T2">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509cm" svg:height="1.579cm" svg:x="12.543cm" svg:y="6.573cm">
          <text:p text:style-name="P3"><text:span text:style-name="T2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2.543cm" svg:y="8.548cm">
          <text:p text:style-name="P3"><text:span text:style-name="T4">ü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8.191cm" svg:y="4.6cm">
          <text:p text:style-name="P3"><text:span text:style-name="T2">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11cm" svg:height="1.579cm" svg:x="16.303cm" svg:y="6.573cm">
          <text:p text:style-name="P3"><text:span text:style-name="T2">-n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11cm" svg:height="1.579cm" svg:x="16.303cm" svg:y="8.548cm">
          <text:p text:style-name="P3"><text:span text:style-name="T4">-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9cm" svg:height="1.579cm" svg:x="6.865cm" svg:y="4.6cm">
          <text:p text:style-name="P3"><text:span text:style-name="T1">d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509cm" svg:height="1.579cm" svg:x="8.753cm" svg:y="6.573cm">
          <text:p text:style-name="P3"><text:span text:style-name="T1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9cm" svg:height="1.579cm" svg:x="6.865cm" svg:y="8.548cm">
          <text:p text:style-name="P3"><text:span text:style-name="T1">b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3.092cm" svg:y="4.6cm">
          <text:p text:style-name="P3"><text:span text:style-name="T1">n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4.98cm" svg:y="6.573cm">
          <text:p text:style-name="P3"><text:span text:style-name="T1">c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3.092cm" svg:y="8.548cm">
          <text:p text:style-name="P3"><text:span text:style-name="T1">m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9cm" svg:height="1.579cm" svg:x="8.753cm" svg:y="4.6cm">
          <text:p text:style-name="P3"><text:span text:style-name="T1">k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11cm" svg:height="1.579cm" svg:x="16.303cm" svg:y="4.6cm">
          <text:p text:style-name="P3"><text:span text:style-name="T2">-i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9cm" svg:height="1.579cm" svg:x="1.191cm" svg:y="6.6cm">
          <text:p text:style-name="P3"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7.387cm" svg:height="1.579cm" svg:x="6.534cm" svg:y="10.521cm">
          <text:p text:style-name="P6"><text:span text:style-name="T2"><text:s text:c="2"/></text:span><text:span text:style-name="T2">h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4.418cm" svg:y="4.601cm">
          <text:p text:style-name="P3"><text:span text:style-name="T2">o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4.418cm" svg:y="6.574cm">
          <text:p text:style-name="P3"><text:span text:style-name="T2">a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8cm" svg:x="14.418cm" svg:y="8.549cm">
          <text:p text:style-name="P3"><text:span text:style-name="T2">e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9cm" svg:height="1.579cm" svg:x="3.082cm" svg:y="6.574cm">
          <text:p text:style-name="P3"><text:span text:style-name="T1">s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1.192cm" svg:y="4.6cm">
          <text:p text:style-name="P3"><text:span text:style-name="T1">l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1.192cm" svg:y="8.548cm">
          <text:p text:style-name="P3"><text:span text:style-name="T1">f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4.98cm" svg:y="4.601cm">
          <text:p text:style-name="P3"><text:span text:style-name="T1">t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08cm" svg:height="1.579cm" svg:x="4.98cm" svg:y="8.549cm">
          <text:p text:style-name="P3"><text:span text:style-name="T1">p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09cm" svg:height="1.579cm" svg:x="18.201cm" svg:y="6.601cm">
          <text:p text:style-name="P3"><text:span text:style-name="T4">-ŋ</text:span><text:span text:style-name="T5">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79cm" svg:x="10.638cm" svg:y="4.601cm">
          <text:p text:style-name="P3"><text:span text:style-name="T2">,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lotem</meta:initial-creator>
    <meta:creation-date>2007-10-30T12:42:02</meta:creation-date>
    <dc:creator>lotem</dc:creator>
    <dc:date>2007-11-01T11:45:20</dc:date>
    <meta:editing-cycles>11</meta:editing-cycles>
    <meta:editing-duration>PT14H54M32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